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1, 2021 (06:25: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1T22:25:27Z</meta:creation-date>
    <dc:date>2021-09-01T22:25:27Z</dc:date>
    <meta:user-defined meta:name="date" meta:value-type="string">September   1, 2021 (06:25: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